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2.29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2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objectwithoutfill">
      <style:graphic-properties svg:stroke-width="0.035cm" draw:marker-start-width="0.252cm" draw:marker-end="Half_20_Arrow_20_Right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Half_20_Arrow_20_Left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" fo:font-size="12pt" style:font-name-asian="SimSun" style:font-size-asian="12pt" style:font-size-complex="12pt"/>
    </style:style>
    <style:style style:name="P3" style:family="paragraph">
      <style:text-properties style:font-name="SimSun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SimSun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SimSun" fo:font-size="12pt" style:font-name-asian="SimSun" style:font-size-asian="12pt" style:font-size-complex="12pt"/>
    </style:style>
    <style:style style:name="T2" style:family="text">
      <style:text-properties style:font-name="SimSu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1.016cm" svg:x="5.826cm" svg:y="3.667cm">
          <text:p text:style-name="P1"><text:span text:style-name="T1">主机控制器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1.016cm" svg:x="5.826cm" svg:y="4.683cm">
          <text:p text:style-name="P1"><text:span text:style-name="T1">根集线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05cm" svg:height="0.674cm" svg:x="3.794cm" svg:y="4.556cm">
          <draw:text-box>
            <text:p text:style-name="P3"><text:span text:style-name="T2">master</text:span></text:p>
          </draw:text-box>
        </draw:frame>
        <draw:custom-shape draw:style-name="gr2" draw:text-style-name="P2" draw:layer="layout" svg:width="2.794cm" svg:height="1.016cm" svg:x="2.27cm" svg:y="6.588cm">
          <text:p text:style-name="P1"><text:span text:style-name="T1">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1.016cm" svg:x="5.826cm" svg:y="6.588cm">
          <text:p text:style-name="P1"><text:span text:style-name="T1">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1.016cm" svg:x="9.382cm" svg:y="6.588cm">
          <text:p text:style-name="P1"><text:span text:style-name="T1">集线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1.016cm" svg:x="6.842cm" svg:y="8.493cm">
          <text:p text:style-name="P1"><text:span text:style-name="T1">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1.016cm" svg:x="10.398cm" svg:y="8.493cm">
          <text:p text:style-name="P1"><text:span text:style-name="T1">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1.016cm" svg:x="13.954cm" svg:y="8.493cm">
          <text:p text:style-name="P1"><text:span text:style-name="T1">集线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1.016cm" svg:x="11.922cm" svg:y="10.398cm">
          <text:p text:style-name="P1"><text:span text:style-name="T1">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7.223cm" svg:y1="5.699cm" svg:x2="3.794cm" svg:y2="6.588cm">
          <text:p/>
        </draw:line>
        <draw:line draw:style-name="gr4" draw:text-style-name="P5" draw:layer="layout" svg:x1="7.223cm" svg:y1="5.699cm" svg:x2="7.223cm" svg:y2="6.715cm">
          <text:p/>
        </draw:line>
        <draw:line draw:style-name="gr5" draw:text-style-name="P5" draw:layer="layout" svg:x1="7.223cm" svg:y1="5.699cm" svg:x2="10.906cm" svg:y2="6.588cm">
          <text:p/>
        </draw:line>
        <draw:line draw:style-name="gr4" draw:text-style-name="P5" draw:layer="layout" svg:x1="10.779cm" svg:y1="7.604cm" svg:x2="8.239cm" svg:y2="8.493cm">
          <text:p/>
        </draw:line>
        <draw:line draw:style-name="gr4" draw:text-style-name="P5" draw:layer="layout" svg:x1="10.779cm" svg:y1="7.604cm" svg:x2="11.922cm" svg:y2="8.493cm">
          <text:p/>
        </draw:line>
        <draw:line draw:style-name="gr5" draw:text-style-name="P5" draw:layer="layout" svg:x1="10.779cm" svg:y1="7.604cm" svg:x2="15.478cm" svg:y2="8.493cm">
          <text:p/>
        </draw:line>
        <draw:line draw:style-name="gr4" draw:text-style-name="P5" draw:layer="layout" svg:x1="15.351cm" svg:y1="9.509cm" svg:x2="13.319cm" svg:y2="10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15:37:19.043833688</meta:creation-date>
    <dc:date>2020-05-15T15:42:55.612148586</dc:date>
    <meta:editing-duration>PT5M40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